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4361in" style:use-optimal-column-width="false"/>
    </style:style>
    <style:style style:name="TableColumn3" style:family="table-column">
      <style:table-column-properties style:column-width="5.4888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Calibri" style:font-name-complex="Calibri" fo:color="#000000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Calibri" style:font-name-complex="Calibri" fo:color="#000000" fo:background-color="#FFFFFF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Calibri" style:font-name-complex="Calibri" fo:color="#000000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alibri" style:font-name-complex="Calibri" fo:color="#000000" style:text-underline-type="single" style:text-underline-style="solid" style:text-underline-width="auto" style:text-underline-mode="continuou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style:font-name-complex="Calibri" fo:color="#000000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Calibri" style:font-name-complex="Calibri" fo:color="#000000"/>
    </style:style>
    <style:style style:name="P19" style:parent-style-name="TableContents" style:family="paragraph">
      <style:text-properties style:font-name="Calibri" style:font-name-complex="Calibri" fo:color="#000000"/>
    </style:style>
    <style:style style:name="P20" style:parent-style-name="TableContents" style:family="paragraph">
      <style:text-properties style:font-name="Calibri" style:font-name-complex="Calibri" fo:color="#000000"/>
    </style:style>
    <style:style style:name="P21" style:parent-style-name="TableContents" style:family="paragraph">
      <style:text-properties style:font-name="Calibri" style:font-name-complex="Calibri" fo:color="#000000"/>
    </style:style>
    <style:style style:name="P22" style:parent-style-name="TableContents" style:family="paragraph">
      <style:text-properties style:font-name="Calibri" style:font-name-complex="Calibri" fo:color="#000000"/>
    </style:style>
    <style:style style:name="P23" style:parent-style-name="TableContents" style:family="paragraph">
      <style:text-properties style:font-name="Calibri" style:font-name-complex="Calibri" fo:color="#000000"/>
    </style:style>
    <style:style style:name="P24" style:parent-style-name="TableContents" style:family="paragraph">
      <style:text-properties style:font-name="Calibri" style:font-name-complex="Calibri" fo:color="#000000"/>
    </style:style>
    <style:style style:name="P25" style:parent-style-name="TableContents" style:family="paragraph">
      <style:text-properties style:font-name="Calibri" style:font-name-complex="Calibri" fo:color="#000000"/>
    </style:style>
    <style:style style:name="P26" style:parent-style-name="TableContents" style:family="paragraph">
      <style:text-properties style:font-name="Calibri" style:font-name-complex="Calibri" fo:color="#000000"/>
    </style:style>
    <style:style style:name="P27" style:parent-style-name="TableContents" style:family="paragraph">
      <style:text-properties style:font-name="Calibri" style:font-name-complex="Calibri" fo:color="#000000"/>
    </style:style>
    <style:style style:name="P28" style:parent-style-name="TableContents" style:family="paragraph">
      <style:text-properties style:font-name="Calibri" style:font-name-complex="Calibri" fo:color="#000000"/>
    </style:style>
    <style:style style:name="P29" style:parent-style-name="TableContents" style:family="paragraph">
      <style:text-properties style:font-name="Calibri" style:font-name-complex="Calibri" fo:color="#000000"/>
    </style:style>
    <style:style style:name="P30" style:parent-style-name="TableContents" style:family="paragraph">
      <style:text-properties style:font-name="Calibri" style:font-name-complex="Calibri" fo:color="#000000"/>
    </style:style>
    <style:style style:name="P31" style:parent-style-name="TableContents" style:family="paragraph">
      <style:text-properties style:font-name="Calibri" style:font-name-complex="Calibri" fo:color="#000000"/>
    </style:style>
    <style:style style:name="P32" style:parent-style-name="TableContents" style:family="paragraph">
      <style:text-properties style:font-name="Calibri" style:font-name-complex="Calibri" fo:color="#000000"/>
    </style:style>
    <style:style style:name="P33" style:parent-style-name="TableContents" style:family="paragraph">
      <style:text-properties style:font-name="Calibri" style:font-name-complex="Calibri" fo:color="#000000"/>
    </style:style>
    <style:style style:name="P34" style:parent-style-name="TableContents" style:family="paragraph">
      <style:text-properties style:font-name="Calibri" style:font-name-complex="Calibri" fo:color="#000000"/>
    </style:style>
    <style:style style:name="P35" style:parent-style-name="TableContents" style:family="paragraph">
      <style:text-properties style:font-name="Calibri" style:font-name-complex="Calibri" fo:color="#000000"/>
    </style:style>
    <style:style style:name="P36" style:parent-style-name="TableContents" style:family="paragraph">
      <style:text-properties style:font-name="Calibri" style:font-name-complex="Calibri" fo:color="#000000"/>
    </style:style>
    <style:style style:name="P37" style:parent-style-name="TableContents" style:family="paragraph">
      <style:text-properties style:font-name="Calibri" style:font-name-complex="Calibri" fo:color="#000000"/>
    </style:style>
    <style:style style:name="P38" style:parent-style-name="TableContents" style:family="paragraph">
      <style:text-properties style:font-name="Calibri" style:font-name-complex="Calibri" fo:color="#000000"/>
    </style:style>
    <style:style style:name="P39" style:parent-style-name="Standard" style:family="paragraph">
      <style:text-properties style:font-name="Calibri" style:font-name-complex="Calibri"/>
    </style:style>
    <style:style style:name="TableColumn41" style:family="table-column">
      <style:table-column-properties style:column-width="1.4361in" style:use-optimal-column-width="false"/>
    </style:style>
    <style:style style:name="TableColumn42" style:family="table-column">
      <style:table-column-properties style:column-width="5.4888in" style:use-optimal-column-width="false"/>
    </style:style>
    <style:style style:name="Table40" style:family="table">
      <style:table-properties style:width="6.92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 style:font-name-complex="Calibri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style:font-name-complex="Calibri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style:font-name-complex="Calibri" fo:color="#000000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style:font-name-complex="Calibri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style:font-name-complex="Calibri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color="#000000"/>
    </style:style>
    <style:style style:name="P58" style:parent-style-name="TableContents" style:family="paragraph">
      <style:text-properties style:font-name="Calibri" style:font-name-complex="Calibri" fo:color="#000000"/>
    </style:style>
    <style:style style:name="P59" style:parent-style-name="TableContents" style:family="paragraph">
      <style:text-properties style:font-name="Calibri" style:font-name-complex="Calibri" fo:color="#000000"/>
    </style:style>
    <style:style style:name="P60" style:parent-style-name="TableContents" style:family="paragraph">
      <style:text-properties style:font-name="Calibri" style:font-name-complex="Calibri" fo:color="#000000"/>
    </style:style>
    <style:style style:name="P61" style:parent-style-name="TableContents" style:family="paragraph">
      <style:text-properties style:font-name="Calibri" style:font-name-complex="Calibri" fo:color="#000000"/>
    </style:style>
    <style:style style:name="P62" style:parent-style-name="TableContents" style:family="paragraph">
      <style:text-properties style:font-name="Calibri" style:font-name-complex="Calibri" fo:color="#000000"/>
    </style:style>
    <style:style style:name="P63" style:parent-style-name="TableContents" style:family="paragraph">
      <style:text-properties style:font-name="Calibri" style:font-name-complex="Calibri" fo:color="#000000"/>
    </style:style>
    <style:style style:name="P64" style:parent-style-name="TableContents" style:family="paragraph">
      <style:text-properties style:font-name="Calibri" style:font-name-complex="Calibri" fo:color="#000000"/>
    </style:style>
    <style:style style:name="P65" style:parent-style-name="TableContents" style:family="paragraph">
      <style:text-properties style:font-name="Calibri" style:font-name-complex="Calibri" fo:color="#000000"/>
    </style:style>
    <style:style style:name="P66" style:parent-style-name="TableContents" style:family="paragraph">
      <style:text-properties style:font-name="Calibri" style:font-name-complex="Calibri" fo:color="#000000"/>
    </style:style>
    <style:style style:name="P67" style:parent-style-name="TableContents" style:family="paragraph">
      <style:text-properties style:font-name="Calibri" style:font-name-complex="Calibri" fo:color="#000000"/>
    </style:style>
    <style:style style:name="P68" style:parent-style-name="TableContents" style:family="paragraph">
      <style:text-properties style:font-name="Calibri" style:font-name-complex="Calibri" fo:color="#000000"/>
    </style:style>
    <style:style style:name="P69" style:parent-style-name="TableContents" style:family="paragraph">
      <style:text-properties style:font-name="Calibri" style:font-name-complex="Calibri" fo:color="#000000"/>
    </style:style>
    <style:style style:name="P70" style:parent-style-name="TableContents" style:family="paragraph">
      <style:text-properties style:font-name="Calibri" style:font-name-complex="Calibri" fo:color="#000000"/>
    </style:style>
    <style:style style:name="P71" style:parent-style-name="TableContents" style:family="paragraph">
      <style:text-properties style:font-name="Calibri" style:font-name-complex="Calibri" fo:color="#000000"/>
    </style:style>
    <style:style style:name="P72" style:parent-style-name="Standard" style:family="paragraph">
      <style:text-properties style:font-name="Calibri" style:font-name-complex="Calibri"/>
    </style:style>
    <style:style style:name="TableColumn74" style:family="table-column">
      <style:table-column-properties style:column-width="1.4361in" style:use-optimal-column-width="false"/>
    </style:style>
    <style:style style:name="TableColumn75" style:family="table-column">
      <style:table-column-properties style:column-width="5.4888in" style:use-optimal-column-width="false"/>
    </style:style>
    <style:style style:name="Table73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style:font-name-complex="Calibri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 style:font-name-complex="Calibr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style:font-name-complex="Calibri" fo:color="#000000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alibri" style:font-name-complex="Calibr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style:font-name-complex="Calibri" fo:color="#000000"/>
    </style:style>
    <style:style style:name="P91" style:parent-style-name="TableContents" style:family="paragraph">
      <style:text-properties style:font-name="Calibri" style:font-name-complex="Calibri" fo:color="#000000"/>
    </style:style>
    <style:style style:name="P92" style:parent-style-name="TableContents" style:family="paragraph">
      <style:text-properties style:font-name="Calibri" style:font-name-complex="Calibri" fo:color="#000000"/>
    </style:style>
    <style:style style:name="P93" style:parent-style-name="TableContents" style:family="paragraph">
      <style:text-properties style:font-name="Calibri" style:font-name-complex="Calibri" fo:color="#000000"/>
    </style:style>
    <style:style style:name="P94" style:parent-style-name="TableContents" style:family="paragraph">
      <style:text-properties style:font-name="Calibri" style:font-name-complex="Calibri" fo:color="#000000"/>
    </style:style>
    <style:style style:name="P95" style:parent-style-name="TableContents" style:family="paragraph">
      <style:text-properties style:font-name="Calibri" style:font-name-complex="Calibri" fo:color="#000000"/>
    </style:style>
    <style:style style:name="P96" style:parent-style-name="TableContents" style:family="paragraph">
      <style:text-properties style:font-name="Calibri" style:font-name-complex="Calibri" fo:color="#000000"/>
    </style:style>
    <style:style style:name="P97" style:parent-style-name="TableContents" style:family="paragraph">
      <style:text-properties style:font-name="Calibri" style:font-name-complex="Calibri" fo:color="#000000"/>
    </style:style>
    <style:style style:name="P98" style:parent-style-name="TableContents" style:family="paragraph">
      <style:text-properties style:font-name="Calibri" style:font-name-complex="Calibri" fo:color="#000000"/>
    </style:style>
    <style:style style:name="P99" style:parent-style-name="TableContents" style:family="paragraph">
      <style:text-properties style:font-name="Calibri" style:font-name-complex="Calibri" fo:color="#000000"/>
    </style:style>
    <style:style style:name="P100" style:parent-style-name="TableContents" style:family="paragraph">
      <style:text-properties style:font-name="Calibri" style:font-name-complex="Calibri" fo:color="#000000"/>
    </style:style>
    <style:style style:name="P101" style:parent-style-name="TableContents" style:family="paragraph">
      <style:text-properties style:font-name="Calibri" style:font-name-complex="Calibri" fo:color="#000000"/>
    </style:style>
    <style:style style:name="P102" style:parent-style-name="TableContents" style:family="paragraph">
      <style:text-properties style:font-name="Calibri" style:font-name-complex="Calibri" fo:color="#000000"/>
    </style:style>
    <style:style style:name="P103" style:parent-style-name="TableContents" style:family="paragraph">
      <style:text-properties style:font-name="Calibri" style:font-name-complex="Calibri" fo:color="#000000"/>
    </style:style>
    <style:style style:name="P104" style:parent-style-name="TableContents" style:family="paragraph">
      <style:text-properties style:font-name="Calibri" style:font-name-complex="Calibri" fo:color="#000000"/>
    </style:style>
    <style:style style:name="P105" style:parent-style-name="TableContents" style:family="paragraph">
      <style:text-properties style:font-name="Calibri" style:font-name-complex="Calibri" fo:color="#000000"/>
    </style:style>
    <style:style style:name="P106" style:parent-style-name="Normale" style:family="paragraph">
      <style:text-properties style:font-name="Calibri" style:font-name-complex="Calibri" text:display="none"/>
    </style:style>
    <style:style style:name="P107" style:parent-style-name="Normale" style:family="paragraph">
      <style:paragraph-properties fo:break-before="page"/>
    </style:style>
    <style:style style:name="P108" style:parent-style-name="Standard" style:family="paragraph"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Hlk500838623"/>Nome Scenario</text:p>
          </table:table-cell>
          <table:table-cell table:style-name="TableCell7">
            <text:p text:style-name="P8">SC_14<text:s/>Convalida<text:s/>del<text:s/>Progetto Formativo</text:p>
          </table:table-cell>
        </table:table-row>
        <table:table-row table:style-name="TableRow9">
          <table:table-cell table:style-name="TableCell10">
            <text:p text:style-name="P11">Istanze Di Attori Partecipanti</text:p>
          </table:table-cell>
          <table:table-cell table:style-name="TableCell12">
            <text:p text:style-name="P13">UfficioTirocini:Anna</text:p>
          </table:table-cell>
        </table:table-row>
        <table:table-row table:style-name="TableRow14">
          <table:table-cell table:style-name="TableCell15">
            <text:p text:style-name="P16">Flusso Di Eventi</text:p>
          </table:table-cell>
          <table:table-cell table:style-name="TableCell17">
            <text:p text:style-name="P18">Anna accede alla “Home Page Ufficio Tirocini” di TS, riempe il<text:s/>form contenente nome utente e password di login della “Home Page Ufficio Tirocini” e preme sul pulsante di login della “Home Page Ufficio Tirocini”.</text:p>
            <text:p text:style-name="P19"/>
            <text:p text:style-name="P20">Il sistema accede all’ account dell’Ufficio Tirocini e verifica le credenziali di accesso inserite da Anna. Di seguito, il sistema invia una pagina all’ Ufficio Tirocini che rappresenta la “Home Page Ufficio Tirocini” che visualizza l’ avvenuta autenticazione.</text:p>
            <text:p text:style-name="P21"/>
            <text:p text:style-name="P22">Anna preme sul pulsante dei tirocini “Tirocini” presente nella “Home Page Tirocini”.</text:p>
            <text:p text:style-name="P23"/>
            <text:p text:style-name="P24">Il sistema accede ai Tirocini di TS ed invia una pagina che rappresenta i tirocini di TS.</text:p>
            <text:p text:style-name="P25"/>
            <text:p text:style-name="P26">Anna seleziona un Tirocinio premendo sul pulsante “Tirocinio” del tirocinio scelto.</text:p>
            <text:p text:style-name="P27"/>
            <text:p text:style-name="P28">Il sistema accede al Tirocinio selezionato da Anna ed invia una pagina all’ Ufficio Tirocini<text:s/>che rappresenta il Tirocinio selezionato.</text:p>
            <text:p text:style-name="P29"/>
            <text:p text:style-name="P30">Anna preme sul puslante ProgettoFormativo.</text:p>
            <text:p text:style-name="P31"/>
            <text:p text:style-name="P32">Il sistema accede al ProgettoFormativo del Tirocinio selezionato e risponde con una pagina all’ Ufficio Tirocini che rappresenta il ProgettoFormativo del Tirocinio.</text:p>
            <text:p text:style-name="P33"/>
            <text:p text:style-name="P34">Anna verifica se i termini del ProgettoFormativo sono validi, conclude che i termini del ProgettoFormativo sono validi.</text:p>
            <text:p text:style-name="P35"/>
            <text:p text:style-name="P36">Successivamente Anna preme sul pulsante di convalida “ConvalidaProgettoFormativo.</text:p>
            <text:p text:style-name="P37"/>
            <text:p text:style-name="P38">Il sistema conclude la convalida del progetto<text:s/>formativo selezionato.</text:p>
          </table:table-cell>
        </table:table-row>
      </table:table>
      <text:p text:style-name="P39"><text:bookmark-end text:name="_Hlk500838623"/>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bookmark-start text:name="_Hlk500839443"/>Nome Scenario</text:p>
          </table:table-cell>
          <table:table-cell table:style-name="TableCell46">
            <text:p text:style-name="P47">SC?_Convalida Questionario Valutazione</text:p>
          </table:table-cell>
        </table:table-row>
        <table:table-row table:style-name="TableRow48">
          <table:table-cell table:style-name="TableCell49">
            <text:p text:style-name="P50">Istanze Di Attori Partecipanti</text:p>
          </table:table-cell>
          <table:table-cell table:style-name="TableCell51">
            <text:p text:style-name="P52">Paola:UfficioTirocini</text:p>
          </table:table-cell>
        </table:table-row>
        <table:table-row table:style-name="TableRow53">
          <table:table-cell table:style-name="TableCell54">
            <text:p text:style-name="P55">Flusso Di Eventi</text:p>
          </table:table-cell>
          <table:table-cell table:style-name="TableCell56">
            <text:p text:style-name="P57">Paola<text:s/>accede alla “Home Page Ufficio Tirocini” di TS, riempe il form contenente nome utente e password di login della “Home Page Ufficio Tirocini” e preme sul pulsante di login della “Home Page Ufficio Tirocini”.</text:p>
            <text:p text:style-name="P58"/>
            <text:p text:style-name="P59">Il sistema accede all’ account dell’ Ufficio Tirocini e verifica le credenziali di accesso inserite da Paola. Di seguito, il sistema invia una pagina all’ Ufficio Tirocini che rappresenta la “Home Page Ufficio Tirocini” che visualizza l’ avvenuta autenticazione.</text:p>
            <text:p text:style-name="P60"/>
            <text:p text:style-name="P61">Paola accede ai questionari premendo sul pulsante “Questionari”.</text:p>
            <text:p text:style-name="P62"/>
            <text:p text:style-name="P63">Il sistema accede ai questionari compilati di TS ed invia all’ Ufficio Tirocini una pagina che rappresenta i questionari di TS.</text:p>
            <text:p text:style-name="P64"/>
            <text:p text:style-name="P65">Paola seleziona un questionario premendo sul pulsante “Questionario”.</text:p>
            <text:p text:style-name="P66"/>
            <text:p text:style-name="P67">Il sistema accede al questionario selezionato ed invia all’ Ufficio Tirocini una pagina che rappresenta il questionario selezionato da Paola.</text:p>
            <text:p text:style-name="P68"/>
            <text:p text:style-name="P69">Paola verifica l’ avvenuta compilazione del questionario e conclude che il questionario è stato compilato correttamente. Successivamente, Paola convalida il questionario premendo sul pulsante “ConvalidaQuestionario”.</text:p>
            <text:p text:style-name="P70"/>
            <text:p text:style-name="P71">Il sistema conclude la convalida del questionario di valutazione.</text:p>
          </table:table-cell>
        </table:table-row>
      </table:table>
      <text:p text:style-name="P72"><text:bookmark-start text:name="_Hlk500838448"/><text:bookmark-end text:name="_Hlk500839443"/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ome<text:s/>Scenario<text:s/></text:p>
          </table:table-cell>
          <table:table-cell table:style-name="TableCell79">
            <text:p text:style-name="P80">SC_13<text:s/>Convalida<text:s/>della<text:s/>Convenzione</text:p>
          </table:table-cell>
        </table:table-row>
        <table:table-row table:style-name="TableRow81">
          <table:table-cell table:style-name="TableCell82">
            <text:p text:style-name="P83">Istanze Di Attori Partecipanti</text:p>
          </table:table-cell>
          <table:table-cell table:style-name="TableCell84">
            <text:p text:style-name="P85">Anna:UfficioTirocini</text:p>
          </table:table-cell>
        </table:table-row>
        <table:table-row table:style-name="TableRow86">
          <table:table-cell table:style-name="TableCell87">
            <text:p text:style-name="P88">Flusso Di Eventi</text:p>
          </table:table-cell>
          <table:table-cell table:style-name="TableCell89">
            <text:p text:style-name="P90">Anna accede alla “Home Page Ufficio Tirocini” di TS, riempe il form contenente nome utente e password di login della “Home Page Ufficio Tirocini” e preme sul pulsante di login della “Home Page Ufficio Tirocini”.</text:p>
            <text:p text:style-name="P91"/>
            <text:p text:style-name="P92">Il sistema accede all’ account dell’<text:s/>Ufficio Tirocini e verifica le credenziali di accesso inserite da Anna. Di seguito, il sistema invia una pagina all’ Ufficio Tirocini che rappresenta la “Home Page Ufficio Tirocini” che visualizza <text:s text:c="12"/>l’ avvenuta autenticazione.</text:p>
            <text:p text:style-name="P93"/>
            <text:p text:style-name="P94">Successivamente, Anna preme sul pulsante “Convenzioni”.</text:p>
            <text:p text:style-name="P95"/>
            <text:p text:style-name="P96">Il sistema accede alle convenzioni di TS ed invia all’ Ufficio Tirocini una pagina che rappresenta le convenzioni di TS.</text:p>
            <text:p text:style-name="P97"/>
            <text:p text:style-name="P98">Anna seleziona una convenzione premendo sul pulsante “Convenzione”.</text:p>
            <text:p text:style-name="P99"/>
            <text:p text:style-name="P100">Il sistema accede alla convenzione scelta ed invia all’ Ufficio Tirocini una pagina che rappresenta la convenzione scelta.</text:p>
            <text:p text:style-name="P101"/>
            <text:soft-page-break/>
            <text:p text:style-name="P102">Anna verifica se i termini di contratto della convenzione sono validi</text:p>
            <text:p text:style-name="P103">Anna conclude che i termini di contratto della convenzione sono validi e procede <text:s/>la convalida premendo sul pulsante “ConvalidaConvenzione”.</text:p>
            <text:p text:style-name="P104"/>
            <text:p text:style-name="P105">Il sistema conclude la convalida della convenienza selezionata.</text:p>
          </table:table-cell>
        </table:table-row>
      </table:table>
      <text:p text:style-name="P106"><text:bookmark-end text:name="_Hlk500838448"/></text:p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faele Della Valle</dc:creator>
    <meta:creation-date>2017-11-28T14:17:00Z</meta:creation-date>
    <dc:date>2017-12-12T09:56:00Z</dc:date>
    <meta:template xlink:href="Normal.dotm" xlink:type="simple"/>
    <meta:editing-cycles>111</meta:editing-cycles>
    <meta:editing-duration>PT12720S</meta:editing-duration>
    <meta:document-statistic meta:page-count="4" meta:paragraph-count="8" meta:word-count="603" meta:character-count="4033" meta:row-count="28" meta:non-whitespace-character-count="3438"/>
  </office:meta>
</office:document-meta>
</file>